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2FF3_43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2, FF 3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/text:p>
      <text:p text:style-name="P4">Author of letter<text:tab/><text:tab/><text:tab/><text:tab/>Sabato Morais?</text:p>
      <text:p text:style-name="P4">Signed letter<text:tab/><text:tab/><text:tab/><text:tab/><text:tab/>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2 February 1876</text:p>
      <text:p text:style-name="P4">Month<text:tab/><text:tab/><text:tab/><text:tab/><text:tab/><text:tab/>February</text:p>
      <text:p text:style-name="P4">Year<text:tab/><text:tab/><text:tab/><text:tab/><text:tab/><text:tab/>1876</text:p>
      <text:p text:style-name="P4">Hebrew Date<text:tab/><text:tab/><text:tab/><text:tab/><text:tab/></text:p>
      <text:p text:style-name="P4">Undated</text:p>
      <text:p text:style-name="P4">City<text:tab/><text:tab/><text:tab/><text:tab/><text:tab/><text:tab/></text:p>
      <text:p text:style-name="P4">State<text:tab/><text:tab/><text:tab/><text:tab/><text:tab/><text:tab/><text:tab/><text:tab/><text:tab/></text:p>
      <text:p text:style-name="P4">Country<text:tab/><text:tab/><text:tab/><text:tab/><text:tab/>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text:tab/><text:tab/><text:tab/><text:tab/>Y</text:p>
      <text:p text:style-name="P4">Receipts</text:p>
      <text:p text:style-name="P4">Newspaper Clipping</text:p>
      <text:p text:style-name="P4">Greeting Card</text:p>
      <text:p text:style-name="P4">Calling Card</text:p>
      <text:p text:style-name="P4"/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2<text:tab/></text:p>
      <text:p text:style-name="P4">Number of Sheets<text:tab/><text:tab/><text:tab/><text:tab/>1<text:tab/>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/text:p>
      <text:p text:style-name="P4">Postma<text:tab/>rk<text:tab/><text:tab/><text:tab/>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Page 1]</text:span></text:p>
      <text:p text:style-name="P2"><text:span text:style-name="T1">Whereas Florian Moss is indebted to me in the/ sum of Eight Hundred &amp; Sixty Eight 83(/)100 dollars/ with interest from the first day of January 1876/ and has assigned to me by assignment dated 1st/ Feburary 1876 as collected security for the payment/ of the aforesaid indebtedness a certain Board Mortgage/ dated 20</text:span><text:span text:style-name="T2">th</text:span><text:span text:style-name="T1"> day of June 1874 given by George H Huston/ to John <text:s/>C. Hurst for the sum of Fourteen Hundred/ Dollars Recd. Mtge Book F. I. W. No 155 page 528/ &amp;c together with policy of Insurance no 69.502 in/ Fire Association of Philadelphia. <text:s/>Now I surely/ acknowledge and declare that I [?] the Board/ and Mortgage and assignments thereof aforesaid and the policy/ of Insurance aforesaid as collected security only/ for the payment by the said Florian Moss his Execu/tors &amp; Administrators of the indebtedness aforesaid to me/ for Executors &amp; Administrators: In witness whereas/ I have herein to set my [?] &amp; seal/ the Second day of February 1876./</text:span></text:p>
      <text:p text:style-name="P2"><text:span text:style-name="T1">Witnessed by/</text:span></text:p>
      <text:p text:style-name="P2"><text:span text:style-name="T1">[crossed-out: Edw [?]]<text:tab/>[crossed-out: Sabato Morais.]/</text:span></text:p>
      <text:p text:style-name="P2"><text:span text:style-name="T1"/></text:p>
      <text:p text:style-name="P2"><text:span text:style-name="T1">[Page 2]</text:span></text:p>
      <text:p text:style-name="P2"><text:span text:style-name="T1">Declaration of/ S. Morais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5-28T10:10:13</meta:creation-date>
    <dc:date>2009-05-28T10:20:15</dc:date>
    <dc:language>en-US</dc:language>
    <meta:editing-cycles>2</meta:editing-cycles>
    <meta:editing-duration>PT10M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66" meta:word-count="334" meta:character-count="2310"/>
  </office:meta>
</office:document-meta>
</file>